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7ccd" officeooo:paragraph-rsid="00187ccd" style:font-weight-asian="bold" style:font-weight-complex="bold"/>
    </style:style>
    <style:style style:name="P2" style:family="paragraph" style:parent-style-name="Standard">
      <style:text-properties fo:font-weight="bold" officeooo:rsid="0019bee2" officeooo:paragraph-rsid="0019bee2" style:font-weight-asian="bold" style:font-weight-complex="bold"/>
    </style:style>
    <style:style style:name="P3" style:family="paragraph" style:parent-style-name="Standard">
      <style:text-properties fo:font-weight="bold" officeooo:rsid="001b740b" officeooo:paragraph-rsid="001b740b" style:font-weight-asian="bold" style:font-weight-complex="bold"/>
    </style:style>
    <style:style style:name="P4" style:family="paragraph" style:parent-style-name="Standard">
      <style:text-properties fo:font-weight="normal" officeooo:rsid="00187ccd" officeooo:paragraph-rsid="00187ccd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87ccd" officeooo:paragraph-rsid="00187ccd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9bee2" officeooo:paragraph-rsid="0019bee2" style:font-weight-asian="normal" style:font-weight-complex="normal"/>
    </style:style>
    <style:style style:name="P7" style:family="paragraph" style:parent-style-name="Standard">
      <style:text-properties fo:font-weight="normal" officeooo:rsid="0019bee2" officeooo:paragraph-rsid="0019bee2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19bee2" officeooo:paragraph-rsid="0019bee2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9bee2" officeooo:paragraph-rsid="0019bee2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19bee2" officeooo:paragraph-rsid="0019bee2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19bee2" officeooo:paragraph-rsid="0019bee2" style:font-weight-asian="normal" style:font-weight-complex="normal"/>
    </style:style>
    <style:style style:name="P12" style:family="paragraph" style:parent-style-name="Standard" style:list-style-name="L7">
      <style:text-properties fo:font-weight="normal" officeooo:rsid="001b740b" officeooo:paragraph-rsid="001b740b" style:font-weight-asian="normal" style:font-weight-complex="normal"/>
    </style:style>
    <style:style style:name="P13" style:family="paragraph" style:parent-style-name="Standard">
      <style:text-properties fo:font-weight="normal" officeooo:rsid="001b740b" officeooo:paragraph-rsid="001b740b" style:font-weight-asian="normal" style:font-weight-complex="normal"/>
    </style:style>
    <style:style style:name="P14" style:family="paragraph" style:parent-style-name="Standard" style:list-style-name="L8">
      <style:text-properties fo:font-weight="normal" officeooo:rsid="001b740b" officeooo:paragraph-rsid="001b740b" style:font-weight-asian="normal" style:font-weight-complex="normal"/>
    </style:style>
    <style:style style:name="P15" style:family="paragraph" style:parent-style-name="Standard" style:list-style-name="L1">
      <style:text-properties officeooo:paragraph-rsid="00187ccd"/>
    </style:style>
    <style:style style:name="P16" style:family="paragraph" style:parent-style-name="Standard" style:list-style-name="L1">
      <style:text-properties officeooo:rsid="00187ccd" officeooo:paragraph-rsid="00187c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7ccd" style:font-weight-asian="normal" style:font-weight-complex="normal"/>
    </style:style>
    <style:style style:name="T3" style:family="text">
      <style:text-properties officeooo:rsid="0019bee2"/>
    </style:style>
    <style:style style:name="T4" style:family="text">
      <style:text-properties officeooo:rsid="001b74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list of services and their status (e.g. Nova, Glance, Keystone):</text:p>
      <text:p text:style-name="P4">Login as admin</text:p>
      <text:p text:style-name="P4"><text:tab/>Admin → System Information</text:p>
      <text:p text:style-name="P4"/>
      <text:p text:style-name="P1">Managing Projects</text:p>
      <text:p text:style-name="P4">Identity → Users or Identity → Projects</text:p>
      <text:p text:style-name="P4"/>
      <text:p text:style-name="P1">Add New Project</text:p>
      <text:list xml:id="list3416616244" text:style-name="L1">
        <text:list-item>
          <text:p text:style-name="P15"><text:span text:style-name="T2">Login to OpenStack Dashboard as Admin</text:span></text:p>
        </text:list-item>
        <text:list-item>
          <text:p text:style-name="P16"><text:span text:style-name="T1">Identity → Projects</text:span></text:p>
        </text:list-item>
        <text:list-item>
          <text:p text:style-name="P16"><text:span text:style-name="T1">Click “Create Project” button in top right (opens window)</text:span></text:p>
        </text:list-item>
        <text:list-item>
          <text:p text:style-name="P16"><text:span text:style-name="T1">Enter Project Name and Description (Leave Domain ID default)</text:span></text:p>
        </text:list-item>
        <text:list-item>
          <text:p text:style-name="P16"><text:span text:style-name="T1">Can add project members and groups</text:span></text:p>
        </text:list-item>
        <text:list-item>
          <text:p text:style-name="P16"><text:span text:style-name="T1">Click Create Project (new project appears in list in alphabetical order, can check id, domain name, and status)</text:span></text:p>
        </text:list-item>
      </text:list>
      <text:p text:style-name="P1"/>
      <text:p text:style-name="P1">Delete Project</text:p>
      <text:list xml:id="list3213718896" text:style-name="L2">
        <text:list-item>
          <text:p text:style-name="P5">Login as admin</text:p>
        </text:list-item>
        <text:list-item>
          <text:p text:style-name="P5">Identity → Projects</text:p>
        </text:list-item>
        <text:list-item>
          <text:p text:style-name="P5">Select checkbox of project <text:span text:style-name="T3">(on left of name) </text:span>you want to delete (from list) <text:span text:style-name="T3">then click Delete Users from top right</text:span></text:p>
        </text:list-item>
        <text:list-item>
          <text:p text:style-name="P6">OR Choose Delete Project from dropdown to the right (under Actions column)</text:p>
        </text:list-item>
      </text:list>
      <text:p text:style-name="P7"/>
      <text:p text:style-name="P2">Edit Project</text:p>
      <text:list xml:id="list1125725127" text:style-name="L3">
        <text:list-item>
          <text:p text:style-name="P8">Login as admin</text:p>
        </text:list-item>
        <text:list-item>
          <text:p text:style-name="P8">Identity → Projects</text:p>
        </text:list-item>
        <text:list-item>
          <text:p text:style-name="P8">Choose Edit Project from dropdown (under Actions column) [opens window]</text:p>
        </text:list-item>
        <text:list-item>
          <text:p text:style-name="P8">Update name, enable project, disable project, or change project members or groups as needed</text:p>
        </text:list-item>
      </text:list>
      <text:p text:style-name="P7"/>
      <text:p text:style-name="P2">Add New User</text:p>
      <text:list xml:id="list2959949319" text:style-name="L4">
        <text:list-item>
          <text:p text:style-name="P9">Login as admin</text:p>
        </text:list-item>
        <text:list-item>
          <text:p text:style-name="P9">Identity → Users</text:p>
        </text:list-item>
        <text:list-item>
          <text:p text:style-name="P9">Create User button (top right)</text:p>
        </text:list-item>
        <text:list-item>
          <text:p text:style-name="P9">Enter Domain Name, Username, Password, Email, and specify which Primary Project they belong to, leave Domain ID default</text:p>
        </text:list-item>
        <text:list-item>
          <text:p text:style-name="P9">Click Create User button (user appears in list in alphabetical order. You can check: name, id, domain name, status)</text:p>
        </text:list-item>
      </text:list>
      <text:p text:style-name="P7"/>
      <text:p text:style-name="P2">Delete User</text:p>
      <text:list xml:id="list273054796" text:style-name="L5">
        <text:list-item>
          <text:p text:style-name="P10">Login as admin</text:p>
        </text:list-item>
        <text:list-item>
          <text:p text:style-name="P10">Identity → Users</text:p>
        </text:list-item>
        <text:list-item>
          <text:p text:style-name="P10">Select checkbox of user (on left of name) you want to delete (from list) then click Delete Users from top right</text:p>
        </text:list-item>
        <text:list-item>
          <text:p text:style-name="P10">OR Choose Delete User from dropdown to the right (under Actions column)</text:p>
        </text:list-item>
      </text:list>
      <text:p text:style-name="P7"/>
      <text:p text:style-name="P2"/>
      <text:p text:style-name="P2"/>
      <text:p text:style-name="P2"/>
      <text:p text:style-name="P2"/>
      <text:p text:style-name="P2"><text:soft-page-break/>Update User</text:p>
      <text:list xml:id="list2026904243" text:style-name="L7">
        <text:list-item>
          <text:p text:style-name="P11">Login as admin</text:p>
        </text:list-item>
        <text:list-item>
          <text:p text:style-name="P11">Identity → Users</text:p>
        </text:list-item>
        <text:list-item>
          <text:p text:style-name="P11">Select <text:span text:style-name="T4">Edit from dropdown (under Actions column) [opens window]</text:span></text:p>
        </text:list-item>
        <text:list-item>
          <text:p text:style-name="P12">Update Domain Name, User Name, Description, Email, and Primary Project as necessary</text:p>
        </text:list-item>
      </text:list>
      <text:p text:style-name="P13"/>
      <text:p text:style-name="P3">Enable or Disable User</text:p>
      <text:list xml:id="list4028914253" text:style-name="L8">
        <text:list-item>
          <text:p text:style-name="P14">Login as admin user</text:p>
        </text:list-item>
        <text:list-item>
          <text:p text:style-name="P14">Identity → Users</text:p>
        </text:list-item>
        <text:list-item>
          <text:p text:style-name="P14">Select Disable/Enable from dropdown menu (under Actions column) </text:p>
        </text:list-item>
      </text:list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6:56:33.174806358</meta:creation-date>
    <dc:date>2020-03-22T17:22:03.165456261</dc:date>
    <meta:editing-duration>PT5M9S</meta:editing-duration>
    <meta:editing-cycles>1</meta:editing-cycles>
    <meta:document-statistic meta:table-count="0" meta:image-count="0" meta:object-count="0" meta:page-count="2" meta:paragraph-count="42" meta:word-count="324" meta:character-count="1839" meta:non-whitespace-character-count="1585"/>
    <meta:generator>LibreOffice/6.0.7.3$Linux_X86_64 LibreOffice_project/00m0$Build-3</meta:generator>
  </office:meta>
</office:document-meta>
</file>